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550836856456" calcext:value-type="float">
            <text:p>2.18551</text:p>
          </table:table-cell>
          <table:table-cell office:value-type="float" office:value="2.42204475390441" calcext:value-type="float">
            <text:p>2.42204</text:p>
          </table:table-cell>
          <table:table-cell office:value-type="float" office:value="3.37069072991184" calcext:value-type="float">
            <text:p>3.3706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810813717831" calcext:value-type="float">
            <text:p>2.38811</text:p>
          </table:table-cell>
          <table:table-cell office:value-type="float" office:value="2.00869023357449" calcext:value-type="float">
            <text:p>2.00869</text:p>
          </table:table-cell>
          <table:table-cell office:value-type="float" office:value="2.69179239835603" calcext:value-type="float">
            <text:p>2.69179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634107197446" calcext:value-type="float">
            <text:p>2.38634</text:p>
          </table:table-cell>
          <table:table-cell office:value-type="float" office:value="2.01722900603467" calcext:value-type="float">
            <text:p>2.01723</text:p>
          </table:table-cell>
          <table:table-cell office:value-type="float" office:value="2.66958085662851" calcext:value-type="float">
            <text:p>2.6695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8865363712" calcext:value-type="float">
            <text:p>2.18789</text:p>
          </table:table-cell>
          <table:table-cell office:value-type="float" office:value="2.38346025055515" calcext:value-type="float">
            <text:p>2.38346</text:p>
          </table:table-cell>
          <table:table-cell office:value-type="float" office:value="3.39244365477498" calcext:value-type="float">
            <text:p>3.3924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25840916965" calcext:value-type="float">
            <text:p>2.17726</text:p>
          </table:table-cell>
          <table:table-cell office:value-type="float" office:value="2.36359075963599" calcext:value-type="float">
            <text:p>2.36359</text:p>
          </table:table-cell>
          <table:table-cell office:value-type="float" office:value="3.03066324430962" calcext:value-type="float">
            <text:p>3.0306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215566067754" calcext:value-type="float">
            <text:p>2.18216</text:p>
          </table:table-cell>
          <table:table-cell office:value-type="float" office:value="2.36244415689103" calcext:value-type="float">
            <text:p>2.36244</text:p>
          </table:table-cell>
          <table:table-cell office:value-type="float" office:value="3.02266986275217" calcext:value-type="float">
            <text:p>3.0226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21751765625" calcext:value-type="float">
            <text:p>2.36218</text:p>
          </table:table-cell>
          <table:table-cell office:value-type="float" office:value="2.1313518210061" calcext:value-type="float">
            <text:p>2.13135</text:p>
          </table:table-cell>
          <table:table-cell office:value-type="float" office:value="2.79247744139425" calcext:value-type="float">
            <text:p>2.7924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164611774413" calcext:value-type="float">
            <text:p>2.36165</text:p>
          </table:table-cell>
          <table:table-cell office:value-type="float" office:value="2.13518156375252" calcext:value-type="float">
            <text:p>2.13518</text:p>
          </table:table-cell>
          <table:table-cell office:value-type="float" office:value="2.80779686447035" calcext:value-type="float">
            <text:p>2.807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3580730745799" calcext:value-type="float">
            <text:p>2.33581</text:p>
          </table:table-cell>
          <table:table-cell office:value-type="float" office:value="2.14161474213004" calcext:value-type="float">
            <text:p>2.14161</text:p>
          </table:table-cell>
          <table:table-cell office:value-type="float" office:value="2.79930083155587" calcext:value-type="float">
            <text:p>2.799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284965136282" calcext:value-type="float">
            <text:p>2.32285</text:p>
          </table:table-cell>
          <table:table-cell office:value-type="float" office:value="2.13364195462981" calcext:value-type="float">
            <text:p>2.13364</text:p>
          </table:table-cell>
          <table:table-cell office:value-type="float" office:value="2.80641498072707" calcext:value-type="float">
            <text:p>2.8064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270553197384" calcext:value-type="float">
            <text:p>2.32271</text:p>
          </table:table-cell>
          <table:table-cell office:value-type="float" office:value="2.09569589621595" calcext:value-type="float">
            <text:p>2.0957</text:p>
          </table:table-cell>
          <table:table-cell office:value-type="float" office:value="2.82103849073246" calcext:value-type="float">
            <text:p>2.8210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1878069569126" calcext:value-type="float">
            <text:p>2.31878</text:p>
          </table:table-cell>
          <table:table-cell office:value-type="float" office:value="2.10442668159312" calcext:value-type="float">
            <text:p>2.10443</text:p>
          </table:table-cell>
          <table:table-cell office:value-type="float" office:value="2.81664434766753" calcext:value-type="float">
            <text:p>2.8166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770634749083" calcext:value-type="float">
            <text:p>2.29771</text:p>
          </table:table-cell>
          <table:table-cell office:value-type="float" office:value="2.15305498691057" calcext:value-type="float">
            <text:p>2.15305</text:p>
          </table:table-cell>
          <table:table-cell office:value-type="float" office:value="2.63055390966386" calcext:value-type="float">
            <text:p>2.630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9676453289448" calcext:value-type="float">
            <text:p>2.29676</text:p>
          </table:table-cell>
          <table:table-cell office:value-type="float" office:value="2.15059395553746" calcext:value-type="float">
            <text:p>2.15059</text:p>
          </table:table-cell>
          <table:table-cell office:value-type="float" office:value="2.93665122749868" calcext:value-type="float">
            <text:p>2.936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8732752526538" calcext:value-type="float">
            <text:p>2.28733</text:p>
          </table:table-cell>
          <table:table-cell office:value-type="float" office:value="2.24355638124" calcext:value-type="float">
            <text:p>2.24356</text:p>
          </table:table-cell>
          <table:table-cell office:value-type="float" office:value="3.04265350095859" calcext:value-type="float">
            <text:p>3.0426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585511550455" calcext:value-type="float">
            <text:p>2.28586</text:p>
          </table:table-cell>
          <table:table-cell office:value-type="float" office:value="2.11987931241736" calcext:value-type="float">
            <text:p>2.11988</text:p>
          </table:table-cell>
          <table:table-cell office:value-type="float" office:value="2.75091050253495" calcext:value-type="float">
            <text:p>2.75091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9803928222" calcext:value-type="float">
            <text:p>2.28398</text:p>
          </table:table-cell>
          <table:table-cell office:value-type="float" office:value="2.1444707984821" calcext:value-type="float">
            <text:p>2.14447</text:p>
          </table:table-cell>
          <table:table-cell office:value-type="float" office:value="2.9231753787686" calcext:value-type="float">
            <text:p>2.9231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8026952417703" calcext:value-type="float">
            <text:p>2.28027</text:p>
          </table:table-cell>
          <table:table-cell office:value-type="float" office:value="2.23328267386981" calcext:value-type="float">
            <text:p>2.23328</text:p>
          </table:table-cell>
          <table:table-cell office:value-type="float" office:value="3.24158373017051" calcext:value-type="float">
            <text:p>3.2415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79269325823" calcext:value-type="float">
            <text:p>2.27927</text:p>
          </table:table-cell>
          <table:table-cell office:value-type="float" office:value="2.23847525491593" calcext:value-type="float">
            <text:p>2.23848</text:p>
          </table:table-cell>
          <table:table-cell office:value-type="float" office:value="3.03997013963116" calcext:value-type="float">
            <text:p>3.0399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7829569447685" calcext:value-type="float">
            <text:p>2.2783</text:p>
          </table:table-cell>
          <table:table-cell office:value-type="float" office:value="2.13613604576342" calcext:value-type="float">
            <text:p>2.13614</text:p>
          </table:table-cell>
          <table:table-cell office:value-type="float" office:value="2.76030156339492" calcext:value-type="float">
            <text:p>2.760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457128156852" calcext:value-type="float">
            <text:p>2.26457</text:p>
          </table:table-cell>
          <table:table-cell office:value-type="float" office:value="2.21628102432757" calcext:value-type="float">
            <text:p>2.21628</text:p>
          </table:table-cell>
          <table:table-cell office:value-type="float" office:value="3.22620643448688" calcext:value-type="float">
            <text:p>3.2262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58708321148" calcext:value-type="float">
            <text:p>2.26359</text:p>
          </table:table-cell>
          <table:table-cell office:value-type="float" office:value="2.32144394855776" calcext:value-type="float">
            <text:p>2.32144</text:p>
          </table:table-cell>
          <table:table-cell office:value-type="float" office:value="3.02410043188763" calcext:value-type="float">
            <text:p>3.024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93940833489" calcext:value-type="float">
            <text:p>2.16294</text:p>
          </table:table-cell>
          <table:table-cell office:value-type="float" office:value="2.26169423660949" calcext:value-type="float">
            <text:p>2.26169</text:p>
          </table:table-cell>
          <table:table-cell office:value-type="float" office:value="2.8219500856789" calcext:value-type="float">
            <text:p>2.8219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00494473901" calcext:value-type="float">
            <text:p>2.26005</text:p>
          </table:table-cell>
          <table:table-cell office:value-type="float" office:value="2.23549299754317" calcext:value-type="float">
            <text:p>2.23549</text:p>
          </table:table-cell>
          <table:table-cell office:value-type="float" office:value="3.1017703578437" calcext:value-type="float">
            <text:p>3.101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87670505197" calcext:value-type="float">
            <text:p>2.25688</text:p>
          </table:table-cell>
          <table:table-cell office:value-type="float" office:value="2.3323880687686" calcext:value-type="float">
            <text:p>2.33239</text:p>
          </table:table-cell>
          <table:table-cell office:value-type="float" office:value="3.0587704553257" calcext:value-type="float">
            <text:p>3.0587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05896291772" calcext:value-type="float">
            <text:p>2.18059</text:p>
          </table:table-cell>
          <table:table-cell office:value-type="float" office:value="2.25669483042364" calcext:value-type="float">
            <text:p>2.25669</text:p>
          </table:table-cell>
          <table:table-cell office:value-type="float" office:value="2.80148962521844" calcext:value-type="float">
            <text:p>2.8014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95049327304" calcext:value-type="float">
            <text:p>2.25395</text:p>
          </table:table-cell>
          <table:table-cell office:value-type="float" office:value="2.21405467186006" calcext:value-type="float">
            <text:p>2.21405</text:p>
          </table:table-cell>
          <table:table-cell office:value-type="float" office:value="3.11486074908558" calcext:value-type="float">
            <text:p>3.1148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02127791835" calcext:value-type="float">
            <text:p>2.25302</text:p>
          </table:table-cell>
          <table:table-cell office:value-type="float" office:value="2.15492452209097" calcext:value-type="float">
            <text:p>2.15492</text:p>
          </table:table-cell>
          <table:table-cell office:value-type="float" office:value="2.64914906692775" calcext:value-type="float">
            <text:p>2.6491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223791588198" calcext:value-type="float">
            <text:p>2.25224</text:p>
          </table:table-cell>
          <table:table-cell office:value-type="float" office:value="2.21844932503125" calcext:value-type="float">
            <text:p>2.21845</text:p>
          </table:table-cell>
          <table:table-cell office:value-type="float" office:value="2.81871227159363" calcext:value-type="float">
            <text:p>2.8187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660685944171" calcext:value-type="float">
            <text:p>2.24661</text:p>
          </table:table-cell>
          <table:table-cell office:value-type="float" office:value="2.2980171387024" calcext:value-type="float">
            <text:p>2.29802</text:p>
          </table:table-cell>
          <table:table-cell office:value-type="float" office:value="2.94290520526553" calcext:value-type="float">
            <text:p>2.9429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645314494345" calcext:value-type="float">
            <text:p>2.24645</text:p>
          </table:table-cell>
          <table:table-cell office:value-type="float" office:value="2.22790601425645" calcext:value-type="float">
            <text:p>2.22791</text:p>
          </table:table-cell>
          <table:table-cell office:value-type="float" office:value="3.12048544883239" calcext:value-type="float">
            <text:p>3.1204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989552124797" calcext:value-type="float">
            <text:p>2.2099</text:p>
          </table:table-cell>
          <table:table-cell office:value-type="float" office:value="2.24015865606319" calcext:value-type="float">
            <text:p>2.24016</text:p>
          </table:table-cell>
          <table:table-cell office:value-type="float" office:value="2.90582246250732" calcext:value-type="float">
            <text:p>2.9058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974191287935" calcext:value-type="float">
            <text:p>2.23974</text:p>
          </table:table-cell>
          <table:table-cell office:value-type="float" office:value="2.29554236016631" calcext:value-type="float">
            <text:p>2.29554</text:p>
          </table:table-cell>
          <table:table-cell office:value-type="float" office:value="3.28275594322309" calcext:value-type="float">
            <text:p>3.2827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947733043778" calcext:value-type="float">
            <text:p>2.23948</text:p>
          </table:table-cell>
          <table:table-cell office:value-type="float" office:value="2.23060574698993" calcext:value-type="float">
            <text:p>2.23061</text:p>
          </table:table-cell>
          <table:table-cell office:value-type="float" office:value="2.81831696102883" calcext:value-type="float">
            <text:p>2.8183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797229898084" calcext:value-type="float">
            <text:p>2.23797</text:p>
          </table:table-cell>
          <table:table-cell office:value-type="float" office:value="2.37086171987419" calcext:value-type="float">
            <text:p>2.37086</text:p>
          </table:table-cell>
          <table:table-cell office:value-type="float" office:value="3.29428907367554" calcext:value-type="float">
            <text:p>3.29429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79014546643" calcext:value-type="float">
            <text:p>2.23679</text:p>
          </table:table-cell>
          <table:table-cell office:value-type="float" office:value="2.36750709221363" calcext:value-type="float">
            <text:p>2.36751</text:p>
          </table:table-cell>
          <table:table-cell office:value-type="float" office:value="3.27784164661038" calcext:value-type="float">
            <text:p>3.2778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569005245662" calcext:value-type="float">
            <text:p>2.23569</text:p>
          </table:table-cell>
          <table:table-cell office:value-type="float" office:value="2.30629281614189" calcext:value-type="float">
            <text:p>2.30629</text:p>
          </table:table-cell>
          <table:table-cell office:value-type="float" office:value="3.25817793431409" calcext:value-type="float">
            <text:p>3.2581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3345783348811" calcext:value-type="float">
            <text:p>2.23346</text:p>
          </table:table-cell>
          <table:table-cell office:value-type="float" office:value="2.23807361170595" calcext:value-type="float">
            <text:p>2.23807</text:p>
          </table:table-cell>
          <table:table-cell office:value-type="float" office:value="3.13097806405652" calcext:value-type="float">
            <text:p>3.1309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051703603867" calcext:value-type="float">
            <text:p>2.25052</text:p>
          </table:table-cell>
          <table:table-cell office:value-type="float" office:value="2.23173152045073" calcext:value-type="float">
            <text:p>2.23173</text:p>
          </table:table-cell>
          <table:table-cell office:value-type="float" office:value="2.92904785518413" calcext:value-type="float">
            <text:p>2.9290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46340131666" calcext:value-type="float">
            <text:p>2.22846</text:p>
          </table:table-cell>
          <table:table-cell office:value-type="float" office:value="2.28061609363197" calcext:value-type="float">
            <text:p>2.28062</text:p>
          </table:table-cell>
          <table:table-cell office:value-type="float" office:value="2.92901080434211" calcext:value-type="float">
            <text:p>2.929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49146605717" calcext:value-type="float">
            <text:p>2.22749</text:p>
          </table:table-cell>
          <table:table-cell office:value-type="float" office:value="2.25462862683736" calcext:value-type="float">
            <text:p>2.25463</text:p>
          </table:table-cell>
          <table:table-cell office:value-type="float" office:value="2.99762041870386" calcext:value-type="float">
            <text:p>2.99762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528146790859" calcext:value-type="float">
            <text:p>2.22528</text:p>
          </table:table-cell>
          <table:table-cell office:value-type="float" office:value="2.38655528409766" calcext:value-type="float">
            <text:p>2.38656</text:p>
          </table:table-cell>
          <table:table-cell office:value-type="float" office:value="3.27641980964015" calcext:value-type="float">
            <text:p>3.2764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360365406867" calcext:value-type="float">
            <text:p>2.2236</text:p>
          </table:table-cell>
          <table:table-cell office:value-type="float" office:value="2.33595415722454" calcext:value-type="float">
            <text:p>2.33595</text:p>
          </table:table-cell>
          <table:table-cell office:value-type="float" office:value="3.11713875898594" calcext:value-type="float">
            <text:p>3.11714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605272787123" calcext:value-type="float">
            <text:p>2.24605</text:p>
          </table:table-cell>
          <table:table-cell office:value-type="float" office:value="2.21800054533407" calcext:value-type="float">
            <text:p>2.218</text:p>
          </table:table-cell>
          <table:table-cell office:value-type="float" office:value="2.94755315947631" calcext:value-type="float">
            <text:p>2.9475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784799179251" calcext:value-type="float">
            <text:p>2.21785</text:p>
          </table:table-cell>
          <table:table-cell office:value-type="float" office:value="2.33517038180107" calcext:value-type="float">
            <text:p>2.33517</text:p>
          </table:table-cell>
          <table:table-cell office:value-type="float" office:value="3.18023045421016" calcext:value-type="float">
            <text:p>3.1802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5197061638" calcext:value-type="float">
            <text:p>2.21652</text:p>
          </table:table-cell>
          <table:table-cell office:value-type="float" office:value="2.26437169685173" calcext:value-type="float">
            <text:p>2.26437</text:p>
          </table:table-cell>
          <table:table-cell office:value-type="float" office:value="2.97737438672224" calcext:value-type="float">
            <text:p>2.9773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083218812032" calcext:value-type="float">
            <text:p>2.21083</text:p>
          </table:table-cell>
          <table:table-cell office:value-type="float" office:value="2.34850463457808" calcext:value-type="float">
            <text:p>2.3485</text:p>
          </table:table-cell>
          <table:table-cell office:value-type="float" office:value="3.19673945131572" calcext:value-type="float">
            <text:p>3.1967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160647751288" calcext:value-type="float">
            <text:p>2.21161</text:p>
          </table:table-cell>
          <table:table-cell office:value-type="float" office:value="2.20993524184582" calcext:value-type="float">
            <text:p>2.20994</text:p>
          </table:table-cell>
          <table:table-cell office:value-type="float" office:value="2.89318146711593" calcext:value-type="float">
            <text:p>2.89318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53317724504" calcext:value-type="float">
            <text:p>2.20953</text:p>
          </table:table-cell>
          <table:table-cell office:value-type="float" office:value="2.34843094506936" calcext:value-type="float">
            <text:p>2.34843</text:p>
          </table:table-cell>
          <table:table-cell office:value-type="float" office:value="3.17263704382348" calcext:value-type="float">
            <text:p>3.1726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950466758803" calcext:value-type="float">
            <text:p>2.2095</text:p>
          </table:table-cell>
          <table:table-cell office:value-type="float" office:value="2.34715530081425" calcext:value-type="float">
            <text:p>2.34716</text:p>
          </table:table-cell>
          <table:table-cell office:value-type="float" office:value="2.94885001822945" calcext:value-type="float">
            <text:p>2.9488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7647962838167" calcext:value-type="float">
            <text:p>2.27648</text:p>
          </table:table-cell>
          <table:table-cell office:value-type="float" office:value="2.20695332025097" calcext:value-type="float">
            <text:p>2.20695</text:p>
          </table:table-cell>
          <table:table-cell office:value-type="float" office:value="3.08750272313841" calcext:value-type="float">
            <text:p>3.087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332371438514" calcext:value-type="float">
            <text:p>2.20332</text:p>
          </table:table-cell>
          <table:table-cell office:value-type="float" office:value="2.33375447351819" calcext:value-type="float">
            <text:p>2.33375</text:p>
          </table:table-cell>
          <table:table-cell office:value-type="float" office:value="3.1540106770325" calcext:value-type="float">
            <text:p>3.1540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0294446658357" calcext:value-type="float">
            <text:p>2.20294</text:p>
          </table:table-cell>
          <table:table-cell office:value-type="float" office:value="2.34660397995608" calcext:value-type="float">
            <text:p>2.3466</text:p>
          </table:table-cell>
          <table:table-cell office:value-type="float" office:value="3.19490355347165" calcext:value-type="float">
            <text:p>3.19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0154281400044" calcext:value-type="float">
            <text:p>2.20154</text:p>
          </table:table-cell>
          <table:table-cell office:value-type="float" office:value="2.40155627378791" calcext:value-type="float">
            <text:p>2.40156</text:p>
          </table:table-cell>
          <table:table-cell office:value-type="float" office:value="3.23628713459222" calcext:value-type="float">
            <text:p>3.2362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8678892887064" calcext:value-type="float">
            <text:p>2.28679</text:p>
          </table:table-cell>
          <table:table-cell office:value-type="float" office:value="2.20046285582695" calcext:value-type="float">
            <text:p>2.20046</text:p>
          </table:table-cell>
          <table:table-cell office:value-type="float" office:value="3.07372639770112" calcext:value-type="float">
            <text:p>3.0737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946659770563" calcext:value-type="float">
            <text:p>2.19947</text:p>
          </table:table-cell>
          <table:table-cell office:value-type="float" office:value="2.32421439533326" calcext:value-type="float">
            <text:p>2.32421</text:p>
          </table:table-cell>
          <table:table-cell office:value-type="float" office:value="2.95540549935985" calcext:value-type="float">
            <text:p>2.9554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84419833772" calcext:value-type="float">
            <text:p>2.25984</text:p>
          </table:table-cell>
          <table:table-cell office:value-type="float" office:value="2.18942085803937" calcext:value-type="float">
            <text:p>2.18942</text:p>
          </table:table-cell>
          <table:table-cell office:value-type="float" office:value="2.83544852314774" calcext:value-type="float">
            <text:p>2.8354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212431638983" calcext:value-type="float">
            <text:p>2.18212</text:p>
          </table:table-cell>
          <table:table-cell office:value-type="float" office:value="2.39163336031748" calcext:value-type="float">
            <text:p>2.39163</text:p>
          </table:table-cell>
          <table:table-cell office:value-type="float" office:value="3.11271987488398" calcext:value-type="float">
            <text:p>3.1127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58270075994" calcext:value-type="float">
            <text:p>2.27758</text:p>
          </table:table-cell>
          <table:table-cell office:value-type="float" office:value="2.17889695587739" calcext:value-type="float">
            <text:p>2.1789</text:p>
          </table:table-cell>
          <table:table-cell office:value-type="float" office:value="2.8474338923714" calcext:value-type="float">
            <text:p>2.84743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874667819497" calcext:value-type="float">
            <text:p>2.16875</text:p>
          </table:table-cell>
          <table:table-cell office:value-type="float" office:value="2.39156718558171" calcext:value-type="float">
            <text:p>2.39157</text:p>
          </table:table-cell>
          <table:table-cell office:value-type="float" office:value="3.10467345649972" calcext:value-type="float">
            <text:p>3.104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2" calcext:value-type="float">
            <text:p>2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4" calcext:value-type="float">
            <text:p>4</text:p>
          </table:table-cell>
          <table:table-cell table:formula="of:=SUM([.X1:.X5])" office:value-type="float" office:value="1" calcext:value-type="float">
            <text:p>1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5" calcext:value-type="float">
            <text:p>5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5" calcext:value-type="float">
            <text:p>5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3" calcext:value-type="float">
            <text:p>3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3" calcext:value-type="float">
            <text:p>3</text:p>
          </table:table-cell>
          <table:table-cell table:formula="of:=SUM([.AN1:.AN5])" office:value-type="float" office:value="1" calcext:value-type="float">
            <text:p>1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2" calcext:value-type="float">
            <text:p>2</text:p>
          </table:table-cell>
          <table:table-cell table:formula="of:=SUM([.AS1:.AS5])" office:value-type="float" office:value="0" calcext:value-type="float">
            <text:p>0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4" calcext:value-type="float">
            <text:p>4</text:p>
          </table:table-cell>
          <table:table-cell table:formula="of:=SUM([.AV1:.AV5])" office:value-type="float" office:value="2" calcext:value-type="float">
            <text:p>2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1" calcext:value-type="float">
            <text:p>1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3" calcext:value-type="float">
            <text:p>3</text:p>
          </table:table-cell>
          <table:table-cell table:formula="of:=SUM([.BJ1:.BJ5])" office:value-type="float" office:value="4" calcext:value-type="float">
            <text:p>4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5" calcext:value-type="float">
            <text:p>5</text:p>
          </table:table-cell>
          <table:table-cell table:formula="of:=SUM([.BM1:.BM5])" office:value-type="float" office:value="3" calcext:value-type="float">
            <text:p>3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0" calcext:value-type="float">
            <text:p>0</text:p>
          </table:table-cell>
          <table:table-cell table:formula="of:=SUM([.BP1:.BP5])" office:value-type="float" office:value="5" calcext:value-type="float">
            <text:p>5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3"/>
          <table:table-cell table:formula="of:=MAX([.BV1:.BV60])" office:value-type="float" office:value="35391150" calcext:value-type="float">
            <text:p>35391150</text:p>
          </table:table-cell>
          <table:table-cell table:number-columns-repeated="2"/>
        </table:table-row>
        <table:table-row table:style-name="ro1">
          <table:table-cell table:number-columns-repeated="2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"/>
          <table:table-cell table:formula="of:=MIN([.BV1:.BV60])" office:value-type="float" office:value="35329200" calcext:value-type="float">
            <text:p>35329200</text:p>
          </table:table-cell>
          <table:table-cell/>
          <table:table-cell table:formula="of:=[.BV62]/(150*59)" office:value-type="float" office:value="3992" calcext:value-type="float">
            <text:p>3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9"/>
          <table:table-cell table:formula="of:=[.BV61]-[.BV62]" office:value-type="float" office:value="61950" calcext:value-type="float">
            <text:p>619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10:30:56.202966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4T10:31:28.497193654</dc:date>
    <meta:generator>LibreOffice/4.2.8.2$Linux_X86_64 LibreOffice_project/420m0$Build-2</meta:generator>
    <meta:editing-duration>P0D</meta:editing-duration>
    <meta:editing-cycles>2</meta:editing-cycles>
    <meta:document-statistic meta:table-count="1" meta:cell-count="4643" meta:object-count="0"/>
  </office:meta>
</office:document-meta>
</file>